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  <style:font-face style:name="arial2" svg:font-family="arial" style:font-adornments="Negrito" style:font-family-generic="swiss"/>
    <style:font-face style:name="arial3" svg:font-family="arial" style:font-adornments="Regular" style:font-family-generic="swiss"/>
    <style:font-face style:name="monospace" svg:font-family="monospace" style:font-adornments="Regular" style:font-pitch="fixed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margin-left="0cm" fo:margin-top="0cm" fo:margin-bottom="0cm" style:contextual-spacing="false" fo:line-height="100%" fo:text-align="center" style:justify-single-word="false" fo:text-indent="0cm" style:auto-text-indent="false"/>
      <style:text-properties fo:language="en" fo:country="US"/>
    </style:style>
    <style:style style:name="P4" style:family="paragraph" style:parent-style-name="Text_20_body">
      <style:paragraph-properties fo:margin-left="0cm" fo:margin-top="0cm" fo:margin-bottom="0cm" style:contextual-spacing="false" fo:line-height="100%" fo:text-align="center" style:justify-single-word="false" fo:text-indent="0cm" style:auto-text-indent="false"/>
      <style:text-properties fo:language="en" fo:country="US" officeooo:rsid="0002e58e" officeooo:paragraph-rsid="0002e58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Heading">
      <style:paragraph-properties fo:break-before="page"/>
      <style:text-properties officeooo:paragraph-rsid="000391fc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left="0cm" fo:text-align="center" style:justify-single-word="false" fo:text-indent="0cm" style:auto-text-indent="false"/>
      <style:text-properties fo:language="en" fo:country="US"/>
    </style:style>
    <style:style style:name="P9" style:family="paragraph" style:parent-style-name="Text_20_body">
      <style:paragraph-properties fo:margin-left="0cm" fo:text-align="center" style:justify-single-word="false" fo:text-indent="0cm" style:auto-text-indent="false" fo:break-before="page"/>
      <style:text-properties fo:language="en" fo:country="US" fo:font-weight="bold" officeooo:paragraph-rsid="0002e58e" style:font-weight-asian="bold" style:font-weight-complex="bold"/>
    </style:style>
    <style:style style:name="P10" style:family="paragraph" style:parent-style-name="Text_20_body">
      <style:paragraph-properties fo:margin-left="0cm" fo:text-align="center" style:justify-single-word="false" fo:text-indent="0cm" style:auto-text-indent="false"/>
      <style:text-properties fo:language="en" fo:country="US" fo:font-weight="bold" officeooo:paragraph-rsid="0002e58e" style:font-weight-asian="bold" style:font-weight-complex="bold"/>
    </style:style>
    <style:style style:name="T1" style:family="text">
      <style:text-properties officeooo:rsid="0002e58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61_3494899162"/>Introduction to R Programming: A Gentle and Short Start <text:s/><text:bookmark-end text:name="__RefHeading___Toc61_3494899162"/></text:h>
      <text:p text:style-name="P2">This is a professional reference template for RMarkdown outputs in ODT format. <text:span text:style-name="T1">You can same this document as .DOCX, if it’s necessary. </text:span></text:p>
      <text:p text:style-name="P2"/>
      <text:p text:style-name="P3">Author: Karen Gomes <text:s/></text:p>
      <text:p text:style-name="P3">Date: </text:p>
      <text:p text:style-name="P3">HTA Assistant – NATS/UNIFESP-Diadema <text:s/></text:p>
      <text:p text:style-name="P3">MSc Student in Public Health – University of São Paulo <text:s/></text:p>
      <text:p text:style-name="P4">kare.kgomes@usp.br</text:p>
      <text:p text:style-name="P2"/>
      <text:p text:style-name="Quotations">💡 Tip: You can use ?function_name in R to open the help documentation.</text:p>
      <text:p text:style-name="Quotations"/>
      <text:p text:style-name="Quotations"/>
      <text:p text:style-name="P5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6">Table of Contents</text:p>
          </text:index-title>
          <text:p text:style-name="P7"><text:a xlink:type="simple" xlink:href="#__RefHeading___Toc61_3494899162" text:style-name="Index_20_Link" text:visited-style-name="Index_20_Link">1. Introduction to R Programming: A Gentle and Short Start<text:tab/>1</text:a></text:p>
        </text:index-body>
      </text:table-of-content>
      <text:p text:style-name="P8"/>
      <text:p text:style-name="P9"/>
      <text:p text:style-name="P10">Acknowledgments</text:p>
      <text:p text:style-name="P8"/>
      <text:p text:style-name="P8">This tutorial was written using RMarkdown and LibreOffice Writer.</text:p>
      <text:p text:style-name="P8">Template maintained by Karen Gomes (2025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  <style:font-face style:name="arial2" svg:font-family="arial" style:font-adornments="Negrito" style:font-family-generic="swiss"/>
    <style:font-face style:name="arial3" svg:font-family="arial" style:font-adornments="Regular" style:font-family-generic="swiss"/>
    <style:font-face style:name="monospace" svg:font-family="monospace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cm" style:contextual-spacing="false" fo:line-height="150%" fo:text-align="justify" style:justify-single-word="false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default-outline-level="1" style:list-style-name="Numbering_20_123" style:class="chapter">
      <style:paragraph-properties fo:margin-top="0cm" fo:margin-bottom="0.21cm" style:contextual-spacing="false" fo:text-align="start" style:justify-single-word="false" fo:text-indent="0cm" style:auto-text-indent="false"/>
      <style:text-properties fo:text-transform="uppercase" style:font-name="arial1" fo:font-family="arial" style:font-style-name="Bold" style:font-family-generic="swiss" fo:font-size="1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style:contextual-spacing="false" fo:text-align="start" style:justify-single-word="false" style:page-number="auto">
        <style:tab-stops/>
      </style:paragraph-properties>
      <style:text-properties fo:text-transform="uppercase" style:font-name="arial2" fo:font-family="arial" style:font-style-name="Negrito" style:font-family-generic="swiss" fo:font-size="1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.21cm" fo:margin-bottom="0.21cm" style:contextual-spacing="false" fo:text-align="center" style:justify-single-word="false" fo:text-indent="0cm" style:auto-text-indent="false" style:page-number="auto" text:number-lines="false" text:line-number="0"/>
      <style:text-properties fo:text-transform="uppercase" style:font-name="arial2" fo:font-family="arial" style:font-style-name="Negrito" style:font-family-generic="swiss"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1cm" fo:margin-bottom="0.21cm" style:contextual-spacing="false" fo:text-align="start" style:justify-single-word="false" style:page-number="auto">
        <style:tab-stops/>
      </style:paragraph-properties>
      <style:text-properties style:font-name="arial2" fo:font-family="arial" style:font-style-name="Negrito" style:font-family-generic="swiss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5cm" fo:margin-bottom="0.21cm" style:contextual-spacing="false" fo:text-align="start" style:justify-single-word="false" style:page-number="auto"/>
      <style:text-properties style:font-name="arial3" fo:font-family="arial" style:font-style-name="Regular" style:font-family-generic="swiss" fo:font-size="12pt" fo:font-weight="normal" style:font-size-asian="14pt" style:font-weight-asian="bold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Text_20_body" style:master-page-name="">
      <loext:graphic-properties draw:fill="none" draw:fill-color="#729fcf"/>
      <style:paragraph-properties fo:margin-top="0cm" fo:margin-bottom="0cm" style:contextual-spacing="false" fo:line-height="115%" fo:text-indent="0cm" style:auto-text-indent="false" style:page-number="auto" fo:background-color="transparent">
        <style:tab-stops/>
      </style:paragraph-properties>
      <style:text-properties style:font-name="monospace" fo:font-family="monospace" style:font-style-name="Regular" style:font-pitch="fixed" fo:font-size="10pt" fo:language="en" fo:country="US" fo:background-color="#dddddd"/>
    </style:style>
    <style:style style:name="Quotations" style:family="paragraph" style:parent-style-name="Standard" style:class="html" style:master-page-name="">
      <style:paragraph-properties fo:margin-left="0cm" fo:margin-right="1cm" fo:margin-top="0cm" fo:margin-bottom="0cm" style:contextual-spacing="false" fo:line-height="115%" fo:text-align="start" style:justify-single-word="false" fo:text-indent="0cm" style:auto-text-indent="false" style:page-number="auto"/>
      <style:text-properties style:font-name="Calibri" fo:font-family="Calibri" style:font-style-name="Regular" style:font-family-generic="swiss" style:font-pitch="variable" fo:font-size="11pt" fo:background-color="#50505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cm" fo:margin-bottom="0cm" style:contextual-spacing="false" fo:text-align="center" style:justify-single-word="false" fo:text-indent="0cm" style:auto-text-indent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1998e"/>
    </style:style>
    <style:style style:name="MT2" style:family="text"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troduction to R Programming | <text:span text:style-name="MT1">Simple t</text:span>utorial by Karen Gomes</text:p>
      </style:header>
      <style:footer>
        <text:p text:style-name="MP2"><text:span text:style-name="MT2">Generated with RMarkdown – </text:span><text:span text:style-name="Source_20_Text"><text:span text:style-name="MT2">r Sys.Date()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n Gomes</meta:initial-creator>
    <meta:creation-date>2025-10-15T21:58:17.291826706</meta:creation-date>
    <dc:date>2025-10-30T15:36:47.896282133</dc:date>
    <dc:creator>Karen Gomes</dc:creator>
    <meta:editing-duration>PT8M7S</meta:editing-duration>
    <meta:editing-cycles>5</meta:editing-cycles>
    <meta:generator>LibreOffice/24.8.6.2$Linux_X86_64 LibreOffice_project/480$Build-2</meta:generator>
    <meta:document-statistic meta:table-count="0" meta:image-count="0" meta:object-count="0" meta:page-count="4" meta:paragraph-count="15" meta:word-count="107" meta:character-count="703" meta:non-whitespace-character-count="599"/>
  </office:meta>
</office:document-meta>
</file>